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f7aca" officeooo:paragraph-rsid="000f7aca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8b933" officeooo:paragraph-rsid="000aa35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0aa35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752a5" officeooo:paragraph-rsid="000aa35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578da" officeooo:paragraph-rsid="000aa359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652a1" officeooo:paragraph-rsid="000aa359" style:font-size-asian="21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b11b2" officeooo:paragraph-rsid="000b11b2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0aa35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102ac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c2f93" officeooo:paragraph-rsid="001c2f9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752a5" officeooo:paragraph-rsid="000aa359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752a5" officeooo:paragraph-rsid="00102ac8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752a5" officeooo:paragraph-rsid="001a3576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14pt" style:font-size-asian="14pt" style:font-size-complex="14pt"/>
    </style:style>
    <style:style style:name="T1" style:family="text">
      <style:text-properties officeooo:rsid="0008b933"/>
    </style:style>
    <style:style style:name="T2" style:family="text">
      <style:text-properties officeooo:rsid="000aa359"/>
    </style:style>
    <style:style style:name="T3" style:family="text">
      <style:text-properties officeooo:rsid="000e4b97"/>
    </style:style>
    <style:style style:name="T4" style:family="text">
      <style:text-properties officeooo:rsid="000f1003"/>
    </style:style>
    <style:style style:name="T5" style:family="text">
      <style:text-properties officeooo:rsid="000b11b2"/>
    </style:style>
    <style:style style:name="T6" style:family="text">
      <style:text-properties officeooo:rsid="000e6e6c"/>
    </style:style>
    <style:style style:name="T7" style:family="text">
      <style:text-properties officeooo:rsid="00102ac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02ac8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102ac8"/>
    </style:style>
    <style:style style:name="T11" style:family="text">
      <style:text-properties officeooo:rsid="00173a36"/>
    </style:style>
    <style:style style:name="T12" style:family="text">
      <style:text-properties officeooo:rsid="0017c8f6"/>
    </style:style>
    <style:style style:name="T13" style:family="text">
      <style:text-properties officeooo:rsid="00196345"/>
    </style:style>
    <style:style style:name="T14" style:family="text">
      <style:text-properties officeooo:rsid="001c2f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– <text:span text:style-name="T5">7</text:span> :</text:p>
      <text:p text:style-name="P7">EXPRESSION TREE</text:p>
      <text:p text:style-name="P5"/>
      <text:p text:style-name="P2">Mahesh Bharadwaj K</text:p>
      <text:p text:style-name="P3">185001<text:span text:style-name="T1">089</text:span></text:p>
      <text:p text:style-name="P3"/>
      <text:p text:style-name="P4">//<text:span text:style-name="T2">Functions.h</text:span></text:p>
      <text:p text:style-name="P4"/>
      <text:p text:style-name="P3">int isOperator(const char c){</text:p>
      <text:p text:style-name="P3"><text:tab/>if( c == '+' || c == '-' || c == '*' || c == '/' )</text:p>
      <text:p text:style-name="P3"><text:tab/><text:tab/>return 1;</text:p>
      <text:p text:style-name="P3"><text:tab/>return 0;</text:p>
      <text:p text:style-name="P3">}</text:p>
      <text:p text:style-name="P3"/>
      <text:p text:style-name="P3">int isOpenBracket(const char c){</text:p>
      <text:p text:style-name="P3"><text:tab/>if(c == '{' || c == '(' || c == '[')</text:p>
      <text:p text:style-name="P3"><text:tab/><text:tab/>return 1;</text:p>
      <text:p text:style-name="P3"><text:tab/>return 0;</text:p>
      <text:p text:style-name="P3">}</text:p>
      <text:p text:style-name="P3"/>
      <text:p text:style-name="P3">int isClosingBracket(const char c){</text:p>
      <text:p text:style-name="P3"><text:tab/>if(c == ')' || c == ']' || c == '}')</text:p>
      <text:p text:style-name="P3"><text:tab/><text:tab/>return 1;</text:p>
      <text:p text:style-name="P3"><text:tab/>return 0;</text:p>
      <text:p text:style-name="P3">}</text:p>
      <text:p text:style-name="P3"/>
      <text:p text:style-name="P3">int getPriority(const char c){</text:p>
      <text:p text:style-name="P3"><text:tab/>int rval = -1;</text:p>
      <text:p text:style-name="P3"><text:tab/>switch(c){</text:p>
      <text:p text:style-name="P3"><text:tab/><text:tab/>case '(' : </text:p>
      <text:p text:style-name="P3"><text:tab/><text:tab/>case ')' : rval = 0; <text:s/>break;</text:p>
      <text:p text:style-name="P3"><text:tab/><text:tab/>case '-' : </text:p>
      <text:p text:style-name="P3"><text:tab/><text:tab/>case '+' : rval = 1; <text:s/>break;</text:p>
      <text:p text:style-name="P3"><text:tab/><text:tab/>case '*' : </text:p>
      <text:p text:style-name="P3"><text:tab/><text:tab/>case '/' : rval = 2; <text:s/>break;</text:p>
      <text:p text:style-name="P3"><text:tab/>}</text:p>
      <text:p text:style-name="P3"><text:tab/>return rval;</text:p>
      <text:p text:style-name="P3">}</text:p>
      <text:p text:style-name="P3"/>
      <text:p text:style-name="P3"/>
      <text:p text:style-name="P3"/>
      <text:p text:style-name="P3"/>
      <text:p text:style-name="P3"/>
      <text:p text:style-name="P4"><text:soft-page-break/>//<text:span text:style-name="T3">Stack.h</text:span></text:p>
      <text:p text:style-name="P4"/>
      <text:p text:style-name="P3">typedef float Data;</text:p>
      <text:p text:style-name="P3"/>
      <text:p text:style-name="P3">typedef struct Node{</text:p>
      <text:p text:style-name="P3"><text:tab/>Data d;</text:p>
      <text:p text:style-name="P3"><text:tab/>struct Node * next;</text:p>
      <text:p text:style-name="P3">}Node;</text:p>
      <text:p text:style-name="P3"/>
      <text:p text:style-name="P3">typedef Node* Stack;</text:p>
      <text:p text:style-name="P3"/>
      <text:p text:style-name="P3">Stack createEmptyStack(){</text:p>
      <text:p text:style-name="P3"><text:tab/>return 0;</text:p>
      <text:p text:style-name="P3">}</text:p>
      <text:p text:style-name="P3"/>
      <text:p text:style-name="P3">int isEmpty(Stack top){</text:p>
      <text:p text:style-name="P3"><text:tab/>return top == 0;</text:p>
      <text:p text:style-name="P3">}</text:p>
      <text:p text:style-name="P3"/>
      <text:p text:style-name="P3">void push(Stack * top,Data d){</text:p>
      <text:p text:style-name="P3"><text:tab/>Node * tmp = (Node*)malloc(sizeof(Node));</text:p>
      <text:p text:style-name="P3"><text:tab/>tmp -&gt; d = d;</text:p>
      <text:p text:style-name="P3"><text:tab/>tmp -&gt; next = 0;</text:p>
      <text:p text:style-name="P3"><text:tab/>if(!isEmpty(*top))</text:p>
      <text:p text:style-name="P3"><text:tab/><text:tab/>tmp -&gt; next = (*top);</text:p>
      <text:p text:style-name="P3"><text:tab/>(*top) = tmp;</text:p>
      <text:p text:style-name="P3">}</text:p>
      <text:p text:style-name="P3"/>
      <text:p text:style-name="P3">Data pop(Stack * top){</text:p>
      <text:p text:style-name="P3"><text:tab/>Data rval = (*top) -&gt; d;</text:p>
      <text:p text:style-name="P3"><text:tab/>Node * tmp = *top;</text:p>
      <text:p text:style-name="P3"><text:tab/>*top = (*top) -&gt; next;</text:p>
      <text:p text:style-name="P3"><text:tab/>free(tmp);</text:p>
      <text:p text:style-name="P3"><text:tab/>return rval;</text:p>
      <text:p text:style-name="P3">}</text:p>
      <text:p text:style-name="P3"/>
      <text:p text:style-name="P3">Data peek(Stack top){</text:p>
      <text:p text:style-name="P3"><text:tab/>return top -&gt; d; </text:p>
      <text:p text:style-name="P3">}</text:p>
      <text:p text:style-name="P3"/>
      <text:p text:style-name="P3"/>
      <text:p text:style-name="P3">void displayStack(Stack top){</text:p>
      <text:p text:style-name="P3"><text:tab/>Node * tmp = top;</text:p>
      <text:p text:style-name="P3"><text:tab/>if(isEmpty(top)){</text:p>
      <text:p text:style-name="P3"><text:tab/><text:tab/>printf("Empty Stack!");</text:p>
      <text:p text:style-name="P3"><text:soft-page-break/><text:tab/><text:tab/>return;</text:p>
      <text:p text:style-name="P3"><text:tab/>}</text:p>
      <text:p text:style-name="P3"><text:tab/>while(tmp){</text:p>
      <text:p text:style-name="P3"><text:tab/><text:tab/>printf("%c ",(char)(tmp -&gt; d) );</text:p>
      <text:p text:style-name="P3"><text:tab/><text:tab/>tmp = tmp -&gt; next;</text:p>
      <text:p text:style-name="P3"><text:tab/>}</text:p>
      <text:p text:style-name="P3"><text:tab/>printf("\n");</text:p>
      <text:p text:style-name="P3">}</text:p>
      <text:p text:style-name="P3"/>
      <text:p text:style-name="P3">-------------------------------------------------------------------------------------------------------</text:p>
      <text:p text:style-name="P3"/>
      <text:p text:style-name="P4">//<text:span text:style-name="T6">Tree.h</text:span></text:p>
      <text:p text:style-name="P4"/>
      <text:p text:style-name="P3">typedef struct NodeTree{</text:p>
      <text:p text:style-name="P3"><text:tab/>char data;</text:p>
      <text:p text:style-name="P3"><text:tab/>struct NodeTree *left,*right;</text:p>
      <text:p text:style-name="P3">} NodeTree;</text:p>
      <text:p text:style-name="P3"/>
      <text:p text:style-name="P3">typedef NodeTree* Tree;</text:p>
      <text:p text:style-name="P3"/>
      <text:p text:style-name="P3">Tree exprTree(char * const postfix,int *index){</text:p>
      <text:p text:style-name="P3"/>
      <text:p text:style-name="P3"><text:tab/>if(*index &lt; 0)</text:p>
      <text:p text:style-name="P3"><text:tab/><text:tab/>return NULL;</text:p>
      <text:p text:style-name="P3"/>
      <text:p text:style-name="P3"><text:tab/>while(postfix[*index] == ' ')</text:p>
      <text:p text:style-name="P3"><text:tab/>(*index)--;</text:p>
      <text:p text:style-name="P3"/>
      <text:p text:style-name="P3"/>
      <text:p text:style-name="P3"><text:tab/>Tree tmp = (Tree)malloc(sizeof(NodeTree));</text:p>
      <text:p text:style-name="P3"><text:tab/>tmp -&gt; data = postfix[*index];</text:p>
      <text:p text:style-name="P3"><text:tab/>tmp -&gt; right = tmp -&gt; left = NULL;</text:p>
      <text:p text:style-name="P3"/>
      <text:p text:style-name="P3"><text:tab/>if(isOperator(postfix[*index])){</text:p>
      <text:p text:style-name="P3"><text:tab/><text:tab/>(*index) = (*index) - 1;</text:p>
      <text:p text:style-name="P3"><text:tab/><text:tab/>tmp -&gt; right = exprTree(postfix,index);</text:p>
      <text:p text:style-name="P3"><text:tab/><text:tab/>(*index) = (*index) - 1;</text:p>
      <text:p text:style-name="P3"><text:tab/><text:tab/>tmp -&gt; left = exprTree(postfix,index);</text:p>
      <text:p text:style-name="P3"><text:tab/>}</text:p>
      <text:p text:style-name="P3"><text:tab/>return tmp;</text:p>
      <text:p text:style-name="P3"/>
      <text:p text:style-name="P3">}</text:p>
      <text:p text:style-name="P3"/>
      <text:p text:style-name="P3"/>
      <text:p text:style-name="P3"/>
      <text:p text:style-name="P3"><text:soft-page-break/></text:p>
      <text:p text:style-name="P3">void inorder(Tree t){</text:p>
      <text:p text:style-name="P3"><text:tab/>if(t == NULL)</text:p>
      <text:p text:style-name="P3"><text:tab/><text:tab/>return;</text:p>
      <text:p text:style-name="P3"><text:tab/>inorder(t -&gt;left);</text:p>
      <text:p text:style-name="P3"><text:tab/>printf("%c ",t -&gt; data);</text:p>
      <text:p text:style-name="P3"><text:tab/>inorder(t -&gt; right);</text:p>
      <text:p text:style-name="P3">}</text:p>
      <text:p text:style-name="P3"/>
      <text:p text:style-name="P3">void postorder(Tree t){</text:p>
      <text:p text:style-name="P3"><text:tab/>if(t == NULL)</text:p>
      <text:p text:style-name="P3"><text:tab/><text:tab/>return;</text:p>
      <text:p text:style-name="P3"><text:tab/>postorder(t -&gt; left);</text:p>
      <text:p text:style-name="P3"><text:tab/>postorder(t -&gt; right);</text:p>
      <text:p text:style-name="P3"><text:tab/>printf("%c ",t -&gt; data);</text:p>
      <text:p text:style-name="P3">}</text:p>
      <text:p text:style-name="P3"/>
      <text:p text:style-name="P3">void preorder(Tree t){</text:p>
      <text:p text:style-name="P3"><text:tab/>if(t == NULL)</text:p>
      <text:p text:style-name="P3"><text:tab/><text:tab/>return;</text:p>
      <text:p text:style-name="P3"><text:tab/>printf("%c ",t -&gt; data);</text:p>
      <text:p text:style-name="P3"><text:tab/>preorder(t -&gt; left);</text:p>
      <text:p text:style-name="P3"><text:tab/>preorder(t -&gt; right);</text:p>
      <text:p text:style-name="P3"/>
      <text:p text:style-name="P3">}</text:p>
      <text:p text:style-name="P3"/>
      <text:p text:style-name="P3"/>
      <text:p text:style-name="P9">-------------------------------------------------------------------------------------------------------</text:p>
      <text:p text:style-name="P3"/>
      <text:p text:style-name="P4">//<text:span text:style-name="T4">Main.c</text:span></text:p>
      <text:p text:style-name="P4"/>
      <text:p text:style-name="P4"/>
      <text:p text:style-name="P1">#include &lt;stdio.h&gt;</text:p>
      <text:p text:style-name="P1">#include &lt;stdlib.h&gt;</text:p>
      <text:p text:style-name="P1">#include &lt;ctype.h&gt;</text:p>
      <text:p text:style-name="P1">#include &lt;string.h&gt;</text:p>
      <text:p text:style-name="Standard"/>
      <text:p text:style-name="Standard"/>
      <text:p text:style-name="Standard"/>
      <text:p text:style-name="P14">#include "stack.h"</text:p>
      <text:p text:style-name="P14">#include "Functions.h"</text:p>
      <text:p text:style-name="P14">#include "tree.h"</text:p>
      <text:p text:style-name="P14"/>
      <text:p text:style-name="P14"/>
      <text:p text:style-name="P14">int main(){</text:p>
      <text:p text:style-name="P14"><text:soft-page-break/><text:tab/>char infix[50] = {0},</text:p>
      <text:p text:style-name="P14"><text:tab/><text:tab/> postfix[50] = {0},</text:p>
      <text:p text:style-name="P14"><text:tab/><text:tab/> buffer[20];</text:p>
      <text:p text:style-name="P14"/>
      <text:p text:style-name="P14"><text:tab/>Stack opStack = createEmptyStack();</text:p>
      <text:p text:style-name="P14"/>
      <text:p text:style-name="P14"><text:tab/>int val;</text:p>
      <text:p text:style-name="P14"/>
      <text:p text:style-name="P14"><text:tab/>printf("Enter the infix expression: ");</text:p>
      <text:p text:style-name="P14"><text:tab/>scanf("%[^\n]",infix);</text:p>
      <text:p text:style-name="P14"/>
      <text:p text:style-name="P14"><text:tab/>for(int i = 0 ; infix[i]; i++){</text:p>
      <text:p text:style-name="P14"/>
      <text:p text:style-name="P14"><text:tab/><text:tab/>if(isdigit( infix[i]) ){</text:p>
      <text:p text:style-name="P14"><text:tab/><text:tab/><text:tab/>postfix[strlen(postfix)] = infix[i];</text:p>
      <text:p text:style-name="P14"><text:tab/><text:tab/><text:tab/>for(int j = i + 1 ; isdigit(infix[j]) &amp;&amp; infix[j] ; j++){</text:p>
      <text:p text:style-name="P14"><text:tab/><text:tab/><text:tab/><text:tab/>i = j;</text:p>
      <text:p text:style-name="P14"><text:tab/><text:tab/><text:tab/><text:tab/>postfix[strlen(postfix)] = infix[j];</text:p>
      <text:p text:style-name="P14"><text:tab/><text:tab/><text:tab/>}</text:p>
      <text:p text:style-name="P14"><text:tab/><text:tab/><text:tab/>postfix[strlen(postfix)] = ' ';</text:p>
      <text:p text:style-name="P14"><text:tab/><text:tab/>}</text:p>
      <text:p text:style-name="P14"><text:tab/><text:tab/></text:p>
      <text:p text:style-name="P14"><text:tab/><text:tab/>else if(isOpenBracket(infix[i])) </text:p>
      <text:p text:style-name="P14"><text:tab/><text:tab/><text:tab/>push(&amp;opStack,(float)infix[i] );</text:p>
      <text:p text:style-name="P14"><text:tab/><text:tab/></text:p>
      <text:p text:style-name="P14"><text:tab/><text:tab/>else if(isOperator(infix[i])){</text:p>
      <text:p text:style-name="P14"><text:tab/><text:tab/><text:tab/>if(isEmpty(opStack))</text:p>
      <text:p text:style-name="P14"><text:tab/><text:tab/><text:tab/><text:tab/>push(&amp;opStack,(float)infix[i] );</text:p>
      <text:p text:style-name="P14"><text:tab/><text:tab/><text:tab/>else{</text:p>
      <text:p text:style-name="P14"><text:tab/><text:tab/><text:tab/><text:tab/>Data tmp = peek(opStack);</text:p>
      <text:p text:style-name="P14"><text:tab/><text:tab/><text:tab/><text:tab/>while(getPriority( (char)tmp ) &gt;= getPriority(infix[i]) ){</text:p>
      <text:p text:style-name="P14"><text:tab/><text:tab/><text:tab/><text:tab/><text:tab/>postfix[strlen(postfix)] = (char)tmp;</text:p>
      <text:p text:style-name="P14"><text:tab/><text:tab/><text:tab/><text:tab/><text:tab/>postfix[strlen(postfix)] = ' ';</text:p>
      <text:p text:style-name="P14"><text:tab/><text:tab/><text:tab/><text:tab/><text:tab/>pop(&amp;opStack);</text:p>
      <text:p text:style-name="P14"><text:tab/><text:tab/><text:tab/><text:tab/><text:tab/>if(!isEmpty(opStack))</text:p>
      <text:p text:style-name="P14"><text:tab/><text:tab/><text:tab/><text:tab/><text:tab/><text:tab/>tmp = peek(opStack);</text:p>
      <text:p text:style-name="P14"><text:tab/><text:tab/><text:tab/><text:tab/><text:tab/>else </text:p>
      <text:p text:style-name="P14"><text:tab/><text:tab/><text:tab/><text:tab/><text:tab/><text:tab/>break;</text:p>
      <text:p text:style-name="P14"><text:tab/><text:tab/><text:tab/><text:tab/>}</text:p>
      <text:p text:style-name="P14"/>
      <text:p text:style-name="P14"><text:tab/><text:tab/><text:tab/><text:tab/>push(&amp;opStack,(float)infix[i] );</text:p>
      <text:p text:style-name="P14"><text:tab/><text:tab/><text:tab/>}</text:p>
      <text:p text:style-name="P14"><text:tab/><text:tab/>}</text:p>
      <text:p text:style-name="P14"><text:tab/><text:tab/></text:p>
      <text:p text:style-name="P14"><text:tab/><text:tab/>else if(isClosingBracket(infix[i]) ){</text:p>
      <text:p text:style-name="P14"><text:soft-page-break/><text:tab/><text:tab/><text:tab/>if(isEmpty(opStack)){</text:p>
      <text:p text:style-name="P14"><text:tab/><text:tab/><text:tab/><text:tab/>printf("Error in expression: Unbalanced brackets!\n");</text:p>
      <text:p text:style-name="P14"><text:tab/><text:tab/><text:tab/><text:tab/>return 1;</text:p>
      <text:p text:style-name="P14"><text:tab/><text:tab/><text:tab/>}</text:p>
      <text:p text:style-name="P14"><text:tab/><text:tab/><text:tab/>Data tmp = peek(opStack);</text:p>
      <text:p text:style-name="P14"><text:tab/><text:tab/><text:tab/>while(!isOpenBracket( (char)tmp ) ){</text:p>
      <text:p text:style-name="P14"><text:tab/><text:tab/><text:tab/><text:tab/>postfix[strlen(postfix)] = (char)tmp;</text:p>
      <text:p text:style-name="P14"><text:tab/><text:tab/><text:tab/><text:tab/>postfix[strlen(postfix)] = ' ';</text:p>
      <text:p text:style-name="P14"><text:tab/><text:tab/><text:tab/><text:tab/><text:tab/></text:p>
      <text:p text:style-name="P14"><text:tab/><text:tab/><text:tab/><text:tab/>pop(&amp;opStack);</text:p>
      <text:p text:style-name="P14"><text:tab/><text:tab/><text:tab/><text:tab/></text:p>
      <text:p text:style-name="P14"><text:tab/><text:tab/><text:tab/><text:tab/>if(isEmpty(opStack)){</text:p>
      <text:p text:style-name="P14"><text:tab/><text:tab/><text:tab/><text:tab/><text:tab/>printf("Error in expression: Unbalanced brackets!\n");</text:p>
      <text:p text:style-name="P14"><text:tab/><text:tab/><text:tab/><text:tab/><text:tab/>return 1;</text:p>
      <text:p text:style-name="P14"><text:tab/><text:tab/><text:tab/><text:tab/>}</text:p>
      <text:p text:style-name="P14"/>
      <text:p text:style-name="P14"><text:tab/><text:tab/><text:tab/><text:tab/>tmp = peek(opStack);</text:p>
      <text:p text:style-name="P14"><text:tab/><text:tab/><text:tab/>}</text:p>
      <text:p text:style-name="P14"><text:tab/><text:tab/><text:tab/>pop(&amp;opStack);</text:p>
      <text:p text:style-name="P14"><text:tab/><text:tab/>}</text:p>
      <text:p text:style-name="P14"><text:tab/><text:tab/>else continue; //It is a whitespace character<text:tab/><text:tab/><text:tab/></text:p>
      <text:p text:style-name="P14"><text:tab/>}</text:p>
      <text:p text:style-name="P14"/>
      <text:p text:style-name="P14"><text:tab/>//If the Operator Stack isn't empty, append all operators to postfix</text:p>
      <text:p text:style-name="P14"><text:tab/>while(!isEmpty(opStack)){</text:p>
      <text:p text:style-name="P14"><text:tab/><text:tab/>Data tmp = pop(&amp;opStack);</text:p>
      <text:p text:style-name="P14"><text:tab/><text:tab/>if(isOpenBracket( (char)tmp) ){</text:p>
      <text:p text:style-name="P14"><text:tab/><text:tab/><text:tab/>printf("Error in expression: Unbalanced brackets!\n");</text:p>
      <text:p text:style-name="P14"><text:tab/><text:tab/><text:tab/>return 1;</text:p>
      <text:p text:style-name="P14"><text:tab/><text:tab/>}</text:p>
      <text:p text:style-name="P14"><text:tab/><text:tab/>postfix[strlen(postfix)] = (char)tmp;</text:p>
      <text:p text:style-name="P14"><text:tab/><text:tab/>postfix[strlen(postfix)] = ' ';<text:tab/><text:tab/></text:p>
      <text:p text:style-name="P14"><text:tab/>}</text:p>
      <text:p text:style-name="P14"/>
      <text:p text:style-name="P14"/>
      <text:p text:style-name="P14"><text:tab/>printf("Postfix Expression: %s\n<text:span text:style-name="T13">\n</text:span>",postfix);</text:p>
      <text:p text:style-name="P14"/>
      <text:p text:style-name="P14"><text:tab/>int index = strlen(postfix) - 1;</text:p>
      <text:p text:style-name="P14"><text:tab/>Tree t = exprTree(postfix,&amp;index);</text:p>
      <text:p text:style-name="P14"/>
      <text:p text:style-name="P14"><text:tab/>printf("Post order traversal of t<text:span text:style-name="T12">ree </text:span>: ");</text:p>
      <text:p text:style-name="P14"><text:tab/>postorder(t);</text:p>
      <text:p text:style-name="P14"><text:tab/>printf("\n\n");</text:p>
      <text:p text:style-name="P14"><text:tab/>printf("Pre order traversal of t<text:span text:style-name="T12">ree </text:span>: ");</text:p>
      <text:p text:style-name="P14"><text:soft-page-break/><text:tab/>preorder(t);</text:p>
      <text:p text:style-name="P14"><text:tab/>printf("\n\n");</text:p>
      <text:p text:style-name="P14"><text:tab/>printf("Inorder traversal of t<text:span text:style-name="T12">ree </text:span>: ");</text:p>
      <text:p text:style-name="P14"><text:tab/>inorder(t);</text:p>
      <text:p text:style-name="P14"><text:tab/>printf("\n\n");</text:p>
      <text:p text:style-name="P14"/>
      <text:p text:style-name="P14">}</text:p>
      <text:p text:style-name="P14"/>
      <text:p text:style-name="P9">-------------------------------------------------------------------------------------------------------</text:p>
      <text:p text:style-name="P9"><text:s text:c="144"/><text:span text:style-name="T9">OUPUT:</text:span></text:p>
      <text:p text:style-name="P9"/>
      <text:p text:style-name="P12">mahesh@Mahesh-PC:~/Assignment-7$ ./main</text:p>
      <text:p text:style-name="P9">Enter the infix expression: (2 + 5) * (3 - 6) / (7 * 8)</text:p>
      <text:p text:style-name="P9">Postfix Expression: 2 5 + 3 6 - * 7 8 * / </text:p>
      <text:p text:style-name="P9"/>
      <text:p text:style-name="P9">Post order traversal of t<text:span text:style-name="T11">ree </text:span>: 2 5 + 3 6 - * 7 8 * / </text:p>
      <text:p text:style-name="P9"/>
      <text:p text:style-name="P9">Pre order traversal of t<text:span text:style-name="T11">ree </text:span>: / * + 2 5 - 3 6 * 7 8 </text:p>
      <text:p text:style-name="P9"/>
      <text:p text:style-name="P9">Inorder traversal of t<text:span text:style-name="T11">ree </text:span>: 2 + 5 * 3 - 6 / 7 * 8 </text:p>
      <text:p text:style-name="P9"/>
      <text:p text:style-name="P12">mahesh@Mahesh-PC:~/Assignment-7$ ./main</text:p>
      <text:p text:style-name="P9">Enter the infix expression: 7 - (((3 + 2) * (6 + 1)) / (5 + 6))</text:p>
      <text:p text:style-name="P9">Postfix Expression: 7 3 2 + 6 1 + * 5 6 + / - </text:p>
      <text:p text:style-name="P9"/>
      <text:p text:style-name="P9">Post order traversal of t<text:span text:style-name="T11">ree </text:span>: 7 3 2 + 6 1 + * 5 6 + / - </text:p>
      <text:p text:style-name="P9"/>
      <text:p text:style-name="P9">Pre order traversal of t<text:span text:style-name="T11">ree </text:span>: - 7 / * + 3 2 + 6 1 + 5 6 </text:p>
      <text:p text:style-name="P9"/>
      <text:p text:style-name="P9">Inorder traversal of t<text:span text:style-name="T11">ree </text:span>: 7 - 3 + 2 * 6 + 1 / 5 + 6 </text:p>
      <text:p text:style-name="P9"/>
      <text:p text:style-name="P9"/>
      <text:p text:style-name="P13">mahesh@Mahesh-PC:~/Assignment-7$ ./main</text:p>
      <text:p text:style-name="P9">Enter the infix expression: ((3 + 2) * (2 + 5))</text:p>
      <text:p text:style-name="P9">Postfix Expression: 3 2 + 2 5 + * </text:p>
      <text:p text:style-name="P9"/>
      <text:p text:style-name="P9">Post order traversal of t<text:span text:style-name="T14">ree </text:span>: 3 2 + 2 5 + * </text:p>
      <text:p text:style-name="P9"/>
      <text:p text:style-name="P9">Pre order traversal of t<text:span text:style-name="T14">ree </text:span>: * + 3 2 + 2 5 </text:p>
      <text:p text:style-name="P9"/>
      <text:p text:style-name="P9">Inorder traversal of t<text:span text:style-name="T14">ree </text:span>: 3 + 2 * 2 + 5 </text:p>
      <text:p text:style-name="P9"/>
      <text:p text:style-name="P10">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1:07:12.634978423</meta:creation-date>
    <dc:date>2019-08-18T11:17:12.133461174</dc:date>
    <meta:editing-duration>PT9M53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7" meta:paragraph-count="233" meta:word-count="839" meta:character-count="5655" meta:non-whitespace-character-count="4552"/>
  </office:meta>
</office:document-meta>
</file>